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98686"/>
    </style:style>
    <style:style style:name="ce2" style:family="table-cell" style:parent-style-name="Default">
      <style:table-cell-properties fo:background-color="#86e9b9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d789cc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.0153823213830915" calcext:value-type="float">
            <text:p>0.015382321383092</text:p>
          </table:table-cell>
          <table:table-cell office:value-type="float" office:value="0.0152709264205849" calcext:value-type="float">
            <text:p>0.015270926420585</text:p>
          </table:table-cell>
          <table:table-cell office:value-type="float" office:value="0.015139161875062" calcext:value-type="float">
            <text:p>0.0151391618750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0369769201974248" calcext:value-type="float">
            <text:p>0.036976920197425</text:p>
          </table:table-cell>
          <table:table-cell office:value-type="float" office:value="0.0368245655042521" calcext:value-type="float">
            <text:p>0.036824565504252</text:p>
          </table:table-cell>
          <table:table-cell office:value-type="float" office:value="0.0369568220635772" calcext:value-type="float">
            <text:p>0.0369568220635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0.0162190961564193" calcext:value-type="float">
            <text:p>0.016219096156419</text:p>
          </table:table-cell>
          <table:table-cell office:value-type="float" office:value="0.0155340137280291" calcext:value-type="float">
            <text:p>0.015534013728029</text:p>
          </table:table-cell>
          <table:table-cell table:style-name="ce1" office:value-type="float" office:value="0.0156781326513737" calcext:value-type="float">
            <text:p>0.0156781326513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0.0161736009904416" calcext:value-type="float">
            <text:p>0.016173600990442</text:p>
          </table:table-cell>
          <table:table-cell table:style-name="ce1" office:value-type="float" office:value="0.0157974502071738" calcext:value-type="float">
            <text:p>0.015797450207174</text:p>
          </table:table-cell>
          <table:table-cell office:value-type="float" office:value="0.0155654847039841" calcext:value-type="float">
            <text:p>0.015565484703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0.0161041563260369" calcext:value-type="float">
            <text:p>0.016104156326037</text:p>
          </table:table-cell>
          <table:table-cell table:style-name="ce2" office:value-type="float" office:value="0.0155993160442449" calcext:value-type="float">
            <text:p>0.015599316044245</text:p>
          </table:table-cell>
          <table:table-cell office:value-type="float" office:value="0.0159592725976836" calcext:value-type="float">
            <text:p>0.0159592725976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</text:p>
          </table:table-cell>
          <table:table-cell office:value-type="float" office:value="0.0163460972689791" calcext:value-type="float">
            <text:p>0.016346097268979</text:p>
          </table:table-cell>
          <table:table-cell office:value-type="float" office:value="0.0159537807339802" calcext:value-type="float">
            <text:p>0.01595378073398</text:p>
          </table:table-cell>
          <table:table-cell office:value-type="float" office:value="0.0156705460394733" calcext:value-type="float">
            <text:p>0.015670546039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0.0146477181386823" calcext:value-type="float">
            <text:p>0.014647718138682</text:p>
          </table:table-cell>
          <table:table-cell office:value-type="float" office:value="0.0139372957947974" calcext:value-type="float">
            <text:p>0.013937295794798</text:p>
          </table:table-cell>
          <table:table-cell table:style-name="ce4" office:value-type="float" office:value="0.0136773649292688" calcext:value-type="float">
            <text:p>0.0136773649292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 office:value-type="float" office:value="0.0153137618753438" calcext:value-type="float">
            <text:p>0.015313761875344</text:p>
          </table:table-cell>
          <table:table-cell office:value-type="float" office:value="0.014599892597956" calcext:value-type="float">
            <text:p>0.014599892597956</text:p>
          </table:table-cell>
          <table:table-cell office:value-type="float" office:value="0.0144990359976267" calcext:value-type="float">
            <text:p>0.014499035997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.0149232070116947" calcext:value-type="float">
            <text:p>0.014923207011695</text:p>
          </table:table-cell>
          <table:table-cell office:value-type="float" office:value="0.0142787813286607" calcext:value-type="float">
            <text:p>0.014278781328661</text:p>
          </table:table-cell>
          <table:table-cell office:value-type="float" office:value="0.0141396062603841" calcext:value-type="float">
            <text:p>0.0141396062603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office:value-type="float" office:value="0.0151668601048489" calcext:value-type="float">
            <text:p>0.015166860104849</text:p>
          </table:table-cell>
          <table:table-cell office:value-type="float" office:value="0.0147364421514794" calcext:value-type="float">
            <text:p>0.01473644215148</text:p>
          </table:table-cell>
          <table:table-cell office:value-type="float" office:value="0.0144075439699615" calcext:value-type="float">
            <text:p>0.0144075439699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0.0150404833257198" calcext:value-type="float">
            <text:p>0.01504048332572</text:p>
          </table:table-cell>
          <table:table-cell office:value-type="float" office:value="0.0147441034205258" calcext:value-type="float">
            <text:p>0.014744103420526</text:p>
          </table:table-cell>
          <table:table-cell table:style-name="ce3" office:value-type="float" office:value="0.0139395114965737" calcext:value-type="float">
            <text:p>0.0139395114965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0.0148235417436808" calcext:value-type="float">
            <text:p>0.014823541743681</text:p>
          </table:table-cell>
          <table:table-cell office:value-type="float" office:value="0.0142245911993086" calcext:value-type="float">
            <text:p>0.014224591199309</text:p>
          </table:table-cell>
          <table:table-cell office:value-type="float" office:value="0.013315905816853" calcext:value-type="float">
            <text:p>0.0133159058168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0.0153034699615091" calcext:value-type="float">
            <text:p>0.015303469961509</text:p>
          </table:table-cell>
          <table:table-cell office:value-type="float" office:value="0.015181610127911" calcext:value-type="float">
            <text:p>0.015181610127911</text:p>
          </table:table-cell>
          <table:table-cell office:value-type="float" office:value="0.0143412046600133" calcext:value-type="float">
            <text:p>0.0143412046600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0.0151888793334365" calcext:value-type="float">
            <text:p>0.015188879333437</text:p>
          </table:table-cell>
          <table:table-cell table:style-name="ce3" office:value-type="float" office:value="0.0139181350823492" calcext:value-type="float">
            <text:p>0.013918135082349</text:p>
          </table:table-cell>
          <table:table-cell office:value-type="float" office:value="0.0139783071354032" calcext:value-type="float">
            <text:p>0.0139783071354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office:value-type="float" office:value="0.0148292197845876" calcext:value-type="float">
            <text:p>0.014829219784588</text:p>
          </table:table-cell>
          <table:table-cell office:value-type="float" office:value="0.0147496606223285" calcext:value-type="float">
            <text:p>0.014749660622329</text:p>
          </table:table-cell>
          <table:table-cell office:value-type="float" office:value="0.0144604523666203" calcext:value-type="float">
            <text:p>0.014460452366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float" office:value="0.0152906072326005" calcext:value-type="float">
            <text:p>0.015290607232601</text:p>
          </table:table-cell>
          <table:table-cell office:value-type="float" office:value="0.0148214420769364" calcext:value-type="float">
            <text:p>0.014821442076936</text:p>
          </table:table-cell>
          <table:table-cell office:value-type="float" office:value="0.0144770063925535" calcext:value-type="float">
            <text:p>0.0144770063925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</text:p>
          </table:table-cell>
          <table:table-cell office:value-type="float" office:value="0.0154047389514744" calcext:value-type="float">
            <text:p>0.015404738951475</text:p>
          </table:table-cell>
          <table:table-cell office:value-type="float" office:value="0.0143126873299479" calcext:value-type="float">
            <text:p>0.014312687329948</text:p>
          </table:table-cell>
          <table:table-cell office:value-type="float" office:value="0.01438038633205" calcext:value-type="float">
            <text:p>0.014380386332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 office:value-type="float" office:value="0.0148448853287846" calcext:value-type="float">
            <text:p>0.014844885328785</text:p>
          </table:table-cell>
          <table:table-cell table:style-name="ce3" office:value-type="float" office:value="0.0138410343788564" calcext:value-type="float">
            <text:p>0.013841034378857</text:p>
          </table:table-cell>
          <table:table-cell table:style-name="ce3" office:value-type="float" office:value="0.0130093288607895" calcext:value-type="float">
            <text:p>0.013009328860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4T14:59:52.784600708</dc:date>
    <meta:editing-duration>PT2M4S</meta:editing-duration>
    <meta:editing-cycles>2</meta:editing-cycles>
    <meta:generator>LibreOffice/6.0.7.3$Linux_X86_64 LibreOffice_project/00m0$Build-3</meta:generator>
    <meta:document-statistic meta:table-count="1" meta:cell-count="94" meta:object-count="0"/>
  </office:meta>
</office:document-meta>
</file>